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35117"/>
    </style:style>
    <style:style style:name="P5" style:family="paragraph" style:parent-style-name="Text_20_body">
      <style:text-properties officeooo:rsid="0050cfd2" officeooo:paragraph-rsid="0066c39f"/>
    </style:style>
    <style:style style:name="P6" style:family="paragraph" style:parent-style-name="Text_20_body">
      <style:text-properties officeooo:rsid="00688fc9" officeooo:paragraph-rsid="00688fc9"/>
    </style:style>
    <style:style style:name="P7" style:family="paragraph" style:parent-style-name="Text_20_body">
      <style:text-properties fo:font-weight="bold" officeooo:rsid="00688fc9" officeooo:paragraph-rsid="00688fc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688fc9" style:font-weight-asian="bold" style:font-weight-complex="bold"/>
    </style:style>
    <style:style style:name="T4" style:family="text">
      <style:text-properties officeooo:rsid="006f1eba"/>
    </style:style>
    <style:style style:name="T5" style:family="text">
      <style:text-properties officeooo:rsid="00731f8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833755424128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Text_20_body"/>
      <table:table table:name="Tabla9" table:style-name="Tabla9">
        <table:table-column table:style-name="Tabla9.A"/>
        <table:table-column table:style-name="Tabla9.B"/>
        <table:table-row table:style-name="TableLine1833755423040">
          <table:table-cell table:style-name="Tabla9.A1" office:value-type="string">
            <text:p text:style-name="P4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5">1. <text:span text:style-name="T4">Un disco duro </text:span><text:span text:style-name="T5">SSD </text:span><text:span text:style-name="T4">tiene una potencia de trabajo media de </text:span><text:span text:style-name="T5">150 m</text:span><text:span text:style-name="T4">W. Si lo tenemos en funcionamiento 24 horas al día, ¿cuál es su gasto eléctrico mensual (30 días) si la compañía eléctrica nos cobra 0,20 euros por cada kWh?</text:span></text:p>
          </table:table-cell>
        </table:table-row>
      </table:table>
      <text:p text:style-name="Text_20_body"/>
      <text:p text:style-name="P6">P= 150 mW</text:p>
      <text:p text:style-name="P6">T= 30 Días</text:p>
      <text:p text:style-name="P6">C= 0,20 €</text:p>
      <text:p text:style-name="P6"/>
      <text:p text:style-name="P6">P= 150mW → 0,000150 kW</text:p>
      <text:p text:style-name="P6">T= 30 días * 24 horas= 720 Horas</text:p>
      <text:p text:style-name="P6">W SSD= 0,000150 kw x 720 Horas= 0,108 KwH</text:p>
      <text:p text:style-name="P7">Coste mensual= 0,20* 0,108= 0,0216 €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9-26T18:55:39.252000000</dc:date>
    <meta:editing-duration>PT9H1M13S</meta:editing-duration>
    <meta:editing-cycles>151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12" meta:word-count="85" meta:character-count="417" meta:non-whitespace-character-count="342"/>
  </office:meta>
</office:document-meta>
</file>